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947e" officeooo:paragraph-rsid="001e947e" style:font-size-asian="14pt" style:font-size-complex="16pt"/>
    </style:style>
    <style:style style:name="P2" style:family="paragraph" style:parent-style-name="Standard">
      <style:text-properties fo:font-size="24pt" officeooo:rsid="001e947e" officeooo:paragraph-rsid="001e947e" style:font-size-asian="24pt" style:font-size-complex="24pt"/>
    </style:style>
    <style:style style:name="P3" style:family="paragraph" style:parent-style-name="Standard">
      <style:text-properties fo:font-size="12pt" officeooo:rsid="001e947e" officeooo:paragraph-rsid="001e947e" style:font-size-asian="10.5pt" style:font-size-complex="12pt"/>
    </style:style>
    <style:style style:name="P4" style:family="paragraph" style:parent-style-name="Standard">
      <style:text-properties fo:font-size="12pt" officeooo:rsid="001fbac9" officeooo:paragraph-rsid="001fbac9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fbac9" officeooo:paragraph-rsid="001fbac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fbac9" officeooo:paragraph-rsid="001fbac9" style:font-size-asian="12.25pt" style:font-size-complex="14pt"/>
    </style:style>
    <style:style style:name="P7" style:family="paragraph" style:parent-style-name="Standard">
      <style:text-properties fo:font-size="16pt" officeooo:rsid="001e947e" officeooo:paragraph-rsid="001e947e" style:font-size-asian="14pt" style:font-size-complex="16pt"/>
    </style:style>
    <style:style style:name="P8" style:family="paragraph" style:parent-style-name="Standard">
      <style:text-properties fo:font-size="12pt" officeooo:rsid="0022294c" officeooo:paragraph-rsid="0022294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fbac9" officeooo:paragraph-rsid="001fbac9" style:font-size-asian="10.5pt" style:font-size-complex="12pt"/>
    </style:style>
    <style:style style:name="T1" style:family="text">
      <style:text-properties officeooo:rsid="001f46b3"/>
    </style:style>
    <style:style style:name="T2" style:family="text">
      <style:text-properties fo:color="#000000" loext:opacity="100%" fo:background-color="#81d41a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fo:color="#ffffff" loext:opacity="100%" fo:background-color="#000000" loext:char-shading-value="0"/>
    </style:style>
    <style:style style:name="T5" style:family="text">
      <style:text-properties fo:color="#ffffff" loext:opacity="100%" officeooo:rsid="001f46b3" fo:background-color="#000000" loext:char-shading-value="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 Paralelos, Entrega TP 1</text:p>
      <text:p text:style-name="P1"/>
      <text:p text:style-name="P1">Grupo 12 -</text:p>
      <text:p text:style-name="P1">Juan Andres Geido</text:p>
      <text:p text:style-name="P1"/>
      <text:p text:style-name="P8">Para ambos puntos se utiliza el cluster local de la facultad como un equipo hogareño.</text:p>
      <text:p text:style-name="P8"/>
      <text:p text:style-name="P8">Caracteristicas del equipo hogareño:</text:p>
      <text:p text:style-name="P8">- Intel i7 7700HQ, con 2,8Ghz de reloj base, suele subir hasta <text:span text:style-name="T7">3,8Ghz</text:span></text:p>
      <text:p text:style-name="P8">- 16gb ram ddr4 a 2666mhz</text:p>
      <text:p text:style-name="P8">- Sistema operativo Linux Mint 21.1</text:p>
      <text:p text:style-name="P1"/>
      <text:p text:style-name="P5">Punto 1</text:p>
      <text:p text:style-name="P3"/>
      <text:p text:style-name="P3">Se utiliza <text:span text:style-name="T2">TIMES = 10</text:span> y <text:span text:style-name="T3">N = 10000000</text:span> en los numeros mostrados.</text:p>
      <text:p text:style-name="P3"/>
      <text:p text:style-name="P3">- Quadratic1: La solución Double parece tener mayor precisión, mientras que la solución Float redondea a 2.0000. El mismo comportamiento se observa tanto localmente como en el cluster.</text:p>
      <text:p text:style-name="P3">- Quadratic2: En todos los casos, tanto en el cluster como en la maquina local, la solución Double es mas rápida que la solución Float.</text:p>
      <text:p text:style-name="P3"><text:tab/>Maquina local:</text:p>
      <text:p text:style-name="P3"><text:tab/><text:tab/><text:span text:style-name="T4">Double: 0.179254</text:span></text:p>
      <text:p text:style-name="P3"><text:tab/><text:tab/><text:span text:style-name="T4">Float: 0.199837</text:span></text:p>
      <text:p text:style-name="P3"><text:tab/>Cluster:</text:p>
      <text:p text:style-name="P3"><text:tab/><text:tab/><text:span text:style-name="T4">Double: 0.208741</text:span></text:p>
      <text:p text:style-name="P3"><text:tab/><text:tab/><text:span text:style-name="T4">Float: 0.314845</text:span></text:p>
      <text:p text:style-name="P3">- Quadatric3: En todos los casos se observa lo contrario, <text:span text:style-name="T1">donde Double presenta un rendimiento no muy distinto al anterior, pero Float resulta mas rapido.</text:span></text:p>
      <text:p text:style-name="P3"><text:tab/><text:span text:style-name="T1">Maquina local:</text:span></text:p>
      <text:p text:style-name="P3"><text:tab/><text:tab/><text:span text:style-name="T5">Double: 0.192363</text:span></text:p>
      <text:p text:style-name="P3"><text:tab/><text:tab/><text:span text:style-name="T5">Float: 0.148209</text:span></text:p>
      <text:p text:style-name="P3"><text:tab/><text:span text:style-name="T1">Cluster:</text:span></text:p>
      <text:p text:style-name="P3"><text:tab/><text:tab/><text:span text:style-name="T5">Double: 0.208583</text:span></text:p>
      <text:p text:style-name="P3"><text:tab/><text:tab/><text:span text:style-name="T5">Float: 0.169362</text:span></text:p>
      <text:p text:style-name="P3"/>
      <text:p text:style-name="P4">Se observa que, a diferencia de Quadratric2, en Quadatric3 se usan constantes y funciones que son especificamente para Floats. Esto es seguramente lo que ocasiona el mejor rendimient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Punto 2</text:p>
      <text:p text:style-name="P6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5:20:04.761451556</meta:creation-date>
    <dc:date>2023-04-14T15:43:19.970810338</dc:date>
    <meta:editing-duration>PT36M5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00" meta:character-count="1229" meta:non-whitespace-character-count="1036"/>
  </office:meta>
</office:document-meta>
</file>